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text-properties fo:language="en" fo:country="US" officeooo:paragraph-rsid="001863e5"/>
    </style:style>
    <style:style style:name="P10" style:family="paragraph" style:parent-style-name="Preformatted_20_Text">
      <style:text-properties fo:language="en" fo:country="US" officeooo:paragraph-rsid="001b2be2"/>
    </style:style>
    <style:style style:name="P11" style:family="paragraph" style:parent-style-name="Preformatted_20_Text">
      <style:text-properties fo:language="en" fo:country="US" officeooo:paragraph-rsid="003095f6"/>
    </style:style>
    <style:style style:name="P12" style:family="paragraph" style:parent-style-name="Preformatted_20_Text">
      <style:text-properties fo:language="en" fo:country="US" fo:font-weight="bold" style:font-weight-asian="bold" style:font-weight-complex="bold"/>
    </style:style>
    <style:style style:name="P1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paragraph-rsid="0043f1ab" style:font-weight-asian="bold" style:font-weight-complex="bold"/>
    </style:style>
    <style:style style:name="P15"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rsid="007aec4f" officeooo:paragraph-rsid="007aec4f" style:font-weight-asian="bold" style:font-weight-complex="bold"/>
    </style:style>
    <style:style style:name="P17" style:family="paragraph" style:parent-style-name="Preformatted_20_Text">
      <style:text-properties fo:language="en" fo:country="US" fo:font-weight="bold" officeooo:rsid="0082744d" officeooo:paragraph-rsid="0082744d" style:font-weight-asian="bold" style:font-weight-complex="bold"/>
    </style:style>
    <style:style style:name="P18" style:family="paragraph" style:parent-style-name="Preformatted_20_Text">
      <style:text-properties fo:language="en" fo:country="US" fo:font-weight="bold" officeooo:rsid="00a625f5" officeooo:paragraph-rsid="00a625f5" style:font-weight-asian="bold" style:font-weight-complex="bold"/>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text-properties fo:language="en" fo:country="US" fo:font-weight="bold" officeooo:rsid="00c0e860" officeooo:paragraph-rsid="00c0e860" style:font-weight-asian="bold" style:font-weight-complex="bold"/>
    </style:style>
    <style:style style:name="P21" style:family="paragraph" style:parent-style-name="Preformatted_20_Text">
      <style:text-properties fo:language="en" fo:country="US" fo:font-weight="bold" officeooo:rsid="00d06ddf" officeooo:paragraph-rsid="00d06ddf" style:font-weight-asian="bold" style:font-weight-complex="bold"/>
    </style:style>
    <style:style style:name="P22" style:family="paragraph" style:parent-style-name="Preformatted_20_Text">
      <style:paragraph-properties fo:text-align="center" style:justify-single-word="false"/>
      <style:text-properties fo:language="en" fo:country="US" officeooo:paragraph-rsid="006148c6"/>
    </style:style>
    <style:style style:name="P23" style:family="paragraph" style:parent-style-name="Preformatted_20_Text">
      <style:text-properties fo:language="en" fo:country="US" officeooo:paragraph-rsid="006166a6"/>
    </style:style>
    <style:style style:name="P24" style:family="paragraph" style:parent-style-name="Preformatted_20_Text">
      <style:text-properties fo:language="en" fo:country="US" officeooo:rsid="00779f50" officeooo:paragraph-rsid="00779f50"/>
    </style:style>
    <style:style style:name="P25" style:family="paragraph" style:parent-style-name="Preformatted_20_Text">
      <style:text-properties fo:language="en" fo:country="US" officeooo:rsid="0082744d" officeooo:paragraph-rsid="0082744d"/>
    </style:style>
    <style:style style:name="P26" style:family="paragraph" style:parent-style-name="Preformatted_20_Text">
      <style:text-properties fo:language="en" fo:country="US" officeooo:paragraph-rsid="0085a9e0"/>
    </style:style>
    <style:style style:name="P27" style:family="paragraph" style:parent-style-name="Preformatted_20_Text">
      <style:text-properties fo:language="en" fo:country="US" officeooo:paragraph-rsid="0087e79d"/>
    </style:style>
    <style:style style:name="P28" style:family="paragraph" style:parent-style-name="Preformatted_20_Text">
      <style:text-properties fo:language="en" fo:country="US" officeooo:paragraph-rsid="009133f8"/>
    </style:style>
    <style:style style:name="P29" style:family="paragraph" style:parent-style-name="Preformatted_20_Text">
      <style:text-properties fo:language="en" fo:country="US" officeooo:rsid="00a625f5" officeooo:paragraph-rsid="00a625f5"/>
    </style:style>
    <style:style style:name="P30" style:family="paragraph" style:parent-style-name="Preformatted_20_Text">
      <style:text-properties fo:language="en" fo:country="US" officeooo:paragraph-rsid="00aa8404"/>
    </style:style>
    <style:style style:name="P31" style:family="paragraph" style:parent-style-name="Preformatted_20_Text">
      <style:text-properties fo:language="en" fo:country="US" officeooo:paragraph-rsid="00afa36b"/>
    </style:style>
    <style:style style:name="P32" style:family="paragraph" style:parent-style-name="Preformatted_20_Text">
      <style:text-properties fo:language="en" fo:country="US" officeooo:paragraph-rsid="00b54258"/>
    </style:style>
    <style:style style:name="P33" style:family="paragraph" style:parent-style-name="Preformatted_20_Text">
      <style:text-properties fo:language="en" fo:country="US" officeooo:rsid="00c0e860" officeooo:paragraph-rsid="00c0e860"/>
    </style:style>
    <style:style style:name="P34" style:family="paragraph" style:parent-style-name="Preformatted_20_Text">
      <style:text-properties fo:language="en" fo:country="US" fo:font-weight="normal" officeooo:rsid="00d06ddf" officeooo:paragraph-rsid="00d06ddf" style:font-weight-asian="normal" style:font-weight-complex="normal"/>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text-properties fo:font-size="14pt" fo:language="en" fo:country="US" fo:font-weight="bol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4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4"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6"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9"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0"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1"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2"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3"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54"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55"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58" style:family="paragraph" style:parent-style-name="Preformatted_20_Text">
      <style:text-properties fo:language="en" fo:country="US" officeooo:rsid="00dd6c01" officeooo:paragraph-rsid="00dd6c01"/>
    </style:style>
    <style:style style:name="P59" style:family="paragraph" style:parent-style-name="Preformatted_20_Text">
      <style:text-properties fo:language="en" fo:country="US" officeooo:rsid="00dd7736" officeooo:paragraph-rsid="00dd7736"/>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officeooo:rsid="00b17cc0" style:font-name-asian="NSimSun1" style:font-size-asian="10pt" style:font-name-complex="Liberation Mono" style:font-size-complex="10pt"/>
    </style:style>
    <style:style style:name="T10" style:family="text">
      <style:text-properties style:font-name="Liberation Mono" fo:font-size="10pt" officeooo:rsid="00c9d07b" style:font-name-asian="NSimSun1" style:font-size-asian="10pt" style:font-name-complex="Liberation Mono" style:font-size-complex="10pt"/>
    </style:style>
    <style:style style:name="T11" style:family="text">
      <style:text-properties style:font-name="Liberation Mono" fo:font-size="10pt" officeooo:rsid="00d8e749" style:font-name-asian="NSimSun1" style:font-size-asian="10pt" style:font-name-complex="Liberation Mono" style:font-size-complex="10pt"/>
    </style:style>
    <style:style style:name="T12"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3" style:family="text">
      <style:text-properties style:font-name="Liberation Mono" style:font-name-asian="NSimSun1" style:font-name-complex="Liberation Mono"/>
    </style:style>
    <style:style style:name="T14" style:family="text">
      <style:text-properties style:font-name="Liberation Mono" officeooo:rsid="00ab60cc" style:font-name-asian="NSimSun1" style:font-name-complex="Liberation Mono"/>
    </style:style>
    <style:style style:name="T15" style:family="text">
      <style:text-properties officeooo:rsid="0025018b"/>
    </style:style>
    <style:style style:name="T16" style:family="text">
      <style:text-properties officeooo:rsid="0026f954"/>
    </style:style>
    <style:style style:name="T17" style:family="text">
      <style:text-properties officeooo:rsid="002fcd6f"/>
    </style:style>
    <style:style style:name="T18" style:family="text">
      <style:text-properties officeooo:rsid="00330e81"/>
    </style:style>
    <style:style style:name="T19" style:family="text">
      <style:text-properties officeooo:rsid="0033ca58"/>
    </style:style>
    <style:style style:name="T20" style:family="text">
      <style:text-properties officeooo:rsid="0038426d"/>
    </style:style>
    <style:style style:name="T21" style:family="text">
      <style:text-properties officeooo:rsid="003fb0c7"/>
    </style:style>
    <style:style style:name="T22" style:family="text">
      <style:text-properties fo:font-weight="bold" style:font-weight-asian="bold" style:font-weight-complex="bold"/>
    </style:style>
    <style:style style:name="T23" style:family="text">
      <style:text-properties fo:font-weight="bold" officeooo:rsid="00aa8404" style:font-weight-asian="bold" style:font-weight-complex="bold"/>
    </style:style>
    <style:style style:name="T24" style:family="text">
      <style:text-properties fo:font-weight="bold" officeooo:rsid="00d49366" style:font-weight-asian="bold" style:font-weight-complex="bold"/>
    </style:style>
    <style:style style:name="T25" style:family="text">
      <style:text-properties officeooo:rsid="0043908d"/>
    </style:style>
    <style:style style:name="T26" style:family="text">
      <style:text-properties officeooo:rsid="0047932a"/>
    </style:style>
    <style:style style:name="T27" style:family="text">
      <style:text-properties officeooo:rsid="004c3c2f"/>
    </style:style>
    <style:style style:name="T28" style:family="text">
      <style:text-properties officeooo:rsid="0057055a"/>
    </style:style>
    <style:style style:name="T29" style:family="text">
      <style:text-properties officeooo:rsid="005a06f8"/>
    </style:style>
    <style:style style:name="T30" style:family="text">
      <style:text-properties officeooo:rsid="0063ea54"/>
    </style:style>
    <style:style style:name="T31" style:family="text">
      <style:text-properties officeooo:rsid="0066253c"/>
    </style:style>
    <style:style style:name="T32" style:family="text">
      <style:text-properties officeooo:rsid="00796f36"/>
    </style:style>
    <style:style style:name="T33" style:family="text">
      <style:text-properties officeooo:rsid="009133f8"/>
    </style:style>
    <style:style style:name="T34" style:family="text">
      <style:text-properties officeooo:rsid="009b44dd"/>
    </style:style>
    <style:style style:name="T35" style:family="text">
      <style:text-properties officeooo:rsid="00a00b63"/>
    </style:style>
    <style:style style:name="T36" style:family="text">
      <style:text-properties officeooo:rsid="00afa36b"/>
    </style:style>
    <style:style style:name="T37" style:family="text">
      <style:text-properties officeooo:rsid="00b39518"/>
    </style:style>
    <style:style style:name="T38" style:family="text">
      <style:text-properties officeooo:rsid="00b40a7a"/>
    </style:style>
    <style:style style:name="T39" style:family="text">
      <style:text-properties officeooo:rsid="00b54258"/>
    </style:style>
    <style:style style:name="T40" style:family="text">
      <style:text-properties officeooo:rsid="00b6a84d"/>
    </style:style>
    <style:style style:name="T41" style:family="text">
      <style:text-properties officeooo:rsid="00bb1f5a"/>
    </style:style>
    <style:style style:name="T42" style:family="text">
      <style:text-properties officeooo:rsid="00bd37d8"/>
    </style:style>
    <style:style style:name="T43" style:family="text">
      <style:text-properties officeooo:rsid="00c34552"/>
    </style:style>
    <style:style style:name="T44" style:family="text">
      <style:text-properties officeooo:rsid="00c55f6e"/>
    </style:style>
    <style:style style:name="T45" style:family="text">
      <style:text-properties officeooo:rsid="00cb8a2f"/>
    </style:style>
    <style:style style:name="T46" style:family="text">
      <style:text-properties officeooo:rsid="00ccf9dd"/>
    </style:style>
    <style:style style:name="T47" style:family="text">
      <style:text-properties officeooo:rsid="00d2fde8"/>
    </style:style>
    <style:style style:name="T48" style:family="text">
      <style:text-properties officeooo:rsid="00d8e749"/>
    </style:style>
    <style:style style:name="T49" style:family="text">
      <style:text-properties officeooo:rsid="00df7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49"/>
      <text:p text:style-name="P49"/>
      <text:p text:style-name="P49"/>
      <text:p text:style-name="P49"/>
      <text:p text:style-name="P49"/>
      <text:p text:style-name="P49"/>
      <text:p text:style-name="P51"><text:span text:style-name="T18">Protrekkr </text:span><text:span text:style-name="T19">v2.5.</text:span><text:span text:style-name="T14">5</text:span></text:p>
      <text:p text:style-name="P50"/>
      <text:p text:style-name="P50"><text:span text:style-name="T41">O</text:span><text:span text:style-name="T32">perating </text:span><text:span text:style-name="T41">M</text:span><text:span text:style-name="T18">anual</text:span></text:p>
      <text:p text:style-name="P24"/>
      <text:p text:style-name="P24"/>
      <text:p text:style-name="P24"/>
      <text:p text:style-name="P24"><text:s text:c="14"/>Written by Franck Charlet (charlet.franck@wanadoo.fr)</text:p>
      <text:p text:style-name="P1"/>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text:span text:style-name="T37">jungle</text:span>,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2">Main features:</text:p>
      <text:p text:style-name="P1"/>
      <text:p text:style-name="P1">- 16 multi-notes tracks (with 256 virtual channels).</text:p>
      <text:p text:style-name="P1">- <text:span text:style-name="T43">Up to </text:span><text:span text:style-name="T38">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9">- Multi effects engine with reverb, distortion, filters, delay, EQs, flanger, </text:p>
      <text:p text:style-name="P9"><text:s text:c="2"/>etc.</text:p>
      <text:p text:style-name="P1">- Fully customizable 10 combs reverb.</text:p>
      <text:p text:style-name="P1">- Midi in/out support.</text:p>
      <text:p text:style-name="P1">- Protracker .mod files import.</text:p>
      <text:p text:style-name="P32">- Samples compressor handling Gsm/Mp3/TrueSpeech/ADPCM/8 Bit/<text:span text:style-name="T39">WavPack</text:span></text:p>
      <text:p text:style-name="P32"><text:s text:c="2"/>(<text:span text:style-name="T5">only on Windows</text:span>).</text:p>
      <text:p text:style-name="P10">-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5"/>
      <text:p text:style-name="P45">Minimum requirements</text:p>
      <text:p text:style-name="P3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0">it </text:span>at all, there's a lot of hiccups (although the system monitor doesn't show more than 60% usage for both CPU so i may have made a mistake somewhere).</text:p>
      <text:p text:style-name="P2"/>
      <text:p text:style-name="P38">How to install (Windows only)</text:p>
      <text:p text:style-name="P2"/>
      <text:p text:style-name="P2"><text:span text:style-name="T15">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0"/>
      <text:p text:style-name="P40"/>
      <text:p text:style-name="P40"/>
      <text:p text:style-name="P40"><text:soft-page-break/>Compressed modules (.ptp)</text:p>
      <text:p text:style-name="P2"/>
      <text:p text:style-name="P2">These modules can be recognized as they're using the ".ptp" extension (regular modules use ".ptk"), they can’<text:span text:style-name="T16">t</text:span> be reloaded inside the tracker, <text:span text:style-name="T16">but the musician can simulate the compression of the samples </text:span><text:span text:style-name="T17">(or per sample) </text:span><text:span text:style-name="T16">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2">Save .ptp</text:span>":</text:p>
      <text:p text:style-name="P1"><text:s text:c="2"/>Create a module with extension ".ptp" in the current directory.</text:p>
      <text:p text:style-name="P1"/>
      <text:p text:style-name="P1">- "<text:span text:style-name="T22">Calc .ptp size</text:span>":</text:p>
      <text:p text:style-name="P11"><text:s text:c="2"/>Calculate (roughly) the size that the module would take once used in <text:span text:style-name="T6">your </text:span></text:p>
      <text:p text:style-name="P11"><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0">wi</text:span>ll be used on a per sample basis, the available compression schemes are all “lossy”.</text:p>
      <text:p text:style-name="P2"/>
      <text:p text:style-name="P19"><text:span text:style-name="T11">WavPac</text:span>:</text:p>
      <text:p text:style-name="P35">Wavpack based compression <text:span text:style-name="T48">(lossy algorithm)</text:span>.</text:p>
      <text:p text:style-name="P2"/>
      <text:p text:style-name="P12">GSM:</text:p>
      <text:p text:style-name="P1">Suitable for drums/snares.</text:p>
      <text:p text:style-name="P1"/>
      <text:p text:style-name="P12">MP3:</text:p>
      <text:p text:style-name="P1">Suitable for longer samples like cymbals.</text:p>
      <text:p text:style-name="P1"/>
      <text:p text:style-name="P12">ADPCM:</text:p>
      <text:p text:style-name="P1">Can give better result than GSM (but samples are a bit bigger).</text:p>
      <text:p text:style-name="P1"/>
      <text:p text:style-name="P1"><text:span text:style-name="T22">At3 (</text:span><text:span text:style-name="T24">For </text:span><text:span text:style-name="T22">PSP):</text:span></text:p>
      <text:p text:style-name="P1">This one is similar to MP3 compression, it will be handled in the PSP</text:p>
      <text:p text:style-name="P1">replay routine only (but it's not handled yet).</text:p>
      <text:p text:style-name="P1"/>
      <text:p text:style-name="P12">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2">None:</text:p>
      <text:p text:style-name="P1">Suitable for very short (chiptune like) samples (if you want to keep quality).</text:p>
      <text:p text:style-name="P2">Note that this is the only way to save packed samples if the tracke<text:span text:style-name="T21">r </text:span>has been compiled without codecs supports.</text:p>
      <text:p text:style-name="P2"/>
      <text:p text:style-name="P1">The .ptp are the only modules format recognized by the replay routine.</text:p>
      <text:p text:style-name="P1"/>
      <text:p text:style-name="P1"/>
      <text:p text:style-name="P12">Note:</text:p>
      <text:p text:style-name="P2">The MP3 compression might not work on a bare bone Windows 2000 (it works on any others).</text:p>
      <text:p text:style-name="P2"/>
      <text:p text:style-name="P12">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2">Header:</text:p>
      <text:p text:style-name="P1"/>
      <text:p text:style-name="P1">1.w: number of synchros data entries</text:p>
      <text:p text:style-name="P1"/>
      <text:p text:style-name="P12">Synchro data:</text:p>
      <text:p text:style-name="P1"/>
      <text:p text:style-name="P1">1.b: position</text:p>
      <text:p text:style-name="P1">1.b: row</text:p>
      <text:p text:style-name="P1">1.b: fx data (as specified within the tracker)</text:p>
      <text:p text:style-name="P1"/>
      <text:p text:style-name="P12">Note:</text:p>
      <text:p text:style-name="P1">The fx data part is removed from the .ptp files and moved to the .psm files</text:p>
      <text:p text:style-name="P1">and only one fx per position/row is saved.</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FAQ/Troubleshooting</text:p>
      <text:p text:style-name="P1"/>
      <text:p text:style-name="P13">Q&gt; No Fasttracker support, no 53194 tracks ? No etc...?, "m... i dont like the gui, the key shortcuts, you should have to..."</text:p>
      <text:p text:style-name="P13"/>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2">Q&gt; I Cannot run the program! Any idea ?</text:p>
      <text:p text:style-name="P12"/>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5">any other </text:span>Windows. Also, might not work with some goofy gfx/sfx cards.</text:p>
      <text:p text:style-name="P2"/>
      <text:p text:style-name="P14">Q&gt; Well, the program runs ok but ... how I can quit it ?</text:p>
      <text:p text:style-name="P12"/>
      <text:p text:style-name="P2">A&gt; Click 2 times on the exit button. Or just close the window if you're running ptk in windows mode. Alternatively, you can also use the key combo: LALT + F4.</text:p>
      <text:p text:style-name="P2"/>
      <text:p text:style-name="P12">Q&gt; Ehh Everything sounds clicks, distorted and weird !!?</text:p>
      <text:p text:style-name="P12"/>
      <text:p text:style-name="P3">Plan A&gt; Try to use higher latency in Misc. Setup section. This means that the CPU is not having enough time to render/fill the audio buffer data, and this produce<text:span text:style-name="T26">s</text:span> clicking… </text:p>
      <text:p text:style-name="P3">Plan B&gt; Buy a faster computer.</text:p>
      <text:p text:style-name="P1"/>
      <text:p text:style-name="P12">Q&gt; How I play 303 patterns in ptk ?</text:p>
      <text:p text:style-name="P12"/>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7">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2">Q&gt; Oh!, the 303 sounds great, will you code a 'buzz' port ?</text:p>
      <text:p text:style-name="P12"/>
      <text:p text:style-name="P1">A&gt; Nope.</text:p>
      <text:p text:style-name="P1"><text:soft-page-break/></text:p>
      <text:p text:style-name="P12">Q&gt; How I can record 303 or the tracks tweakings on the fly ?</text:p>
      <text:p text:style-name="P12"/>
      <text:p text:style-name="P2">A&gt; Press the "Live Rec: OFF" (top/left of the screen) button and, voila, the 303 tweakings or current track are auto-filled on pattern while the tune is being played.</text:p>
      <text:p text:style-name="P2"/>
      <text:p text:style-name="P12">Q&gt; How I can alter 303s CutOff, Resonance, etc.. on the pattern while playing ?</text:p>
      <text:p text:style-name="P12"/>
      <text:p text:style-name="P4">A&gt; Easy, just use the 303 special pattern commands. They're very useful to automatize 303 stuff.</text:p>
      <text:p text:style-name="P2"/>
      <text:p text:style-name="P15">Q&gt; How to use Midi In/Out ?</text:p>
      <text:p text:style-name="P15"/>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8">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9">value </text:span>$40(64).</text:p>
      <text:p text:style-name="P1"/>
      <text:p text:style-name="P2">You will need the midi implementation table of your gear to know what you can change with midi controller messages. Probably, it's located at the end of the manual =].</text:p>
      <text:p text:style-name="P2"/>
      <text:p text:style-name="P12">Q&gt; Audio &amp; Midi are not synchronized, what I can do ?</text:p>
      <text:p text:style-name="P12"/>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3">Q&gt; The stock Sin/Saw/Pulse and Rnd waveforms are too simple/common, is there a way to use something more complex/rich ?</text:p>
      <text:p text:style-name="P13"/>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2">Q&gt; Will you support VST instruments in a future?</text:p>
      <text:p text:style-name="P12"/>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1">|</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3">003 012-4-67 <text:s text:c="8"/>003 <text:s/><text:span text:style-name="T42">S</text:span>ong position 3 with it's 3th and 5th tracks disabled.</text:p>
      <text:p text:style-name="P1"><text:span text:style-name="T30">|</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
      <text:p text:style-name="P41"/>
      <text:p text:style-name="P41"/>
      <text:p text:style-name="P41"/>
      <text:p text:style-name="P41"/>
      <text:p text:style-name="P41"><text:soft-page-break/>The effects</text:p>
      <text:p text:style-name="P1"/>
      <text:p text:style-name="P1">Command '<text:span text:style-name="T22">0000</text:span>': <text:span text:style-name="T22">No Effect</text:span></text:p>
      <text:p text:style-name="P1"/>
      <text:p text:style-name="P1">Command '<text:span text:style-name="T22">01xx</text:span>': <text:span text:style-name="T22">Pitch Up</text:span> (Disabled when using Arpeggio or Vibrato)</text:p>
      <text:p text:style-name="P1"/>
      <text:p text:style-name="P1">xx = Speed</text:p>
      <text:p text:style-name="P1"/>
      <text:p text:style-name="P1">Command '<text:span text:style-name="T22">02xx</text:span>': <text:span text:style-name="T22">Pitch Down</text:span> (Disabled when using Arpeggio or Vibrato)</text:p>
      <text:p text:style-name="P1"/>
      <text:p text:style-name="P1">xx = Speed</text:p>
      <text:p text:style-name="P1"/>
      <text:p text:style-name="P1">Command '<text:span text:style-name="T22">03xx</text:span>': <text:span text:style-name="T22">Set Volume</text:span></text:p>
      <text:p text:style-name="P1"/>
      <text:p text:style-name="P1">xx = Volume level</text:p>
      <text:p text:style-name="P1"/>
      <text:p text:style-name="P1">Command '<text:span text:style-name="T22">04xx</text:span>': <text:span text:style-name="T22">Trance Slicer</text:span></text:p>
      <text:p text:style-name="P1"/>
      <text:p text:style-name="P1">xx = Delay ticks before muting the volume (from 0 to 6) (note that the volume stays muted at the next rows)</text:p>
      <text:p text:style-name="P1"/>
      <text:p text:style-name="P1">Command '<text:span text:style-name="T22">05xx</text:span>': <text:span text:style-name="T22">Glider</text:span> (Disabled when using Arpeggio or Vibrato)</text:p>
      <text:p text:style-name="P1"/>
      <text:p text:style-name="P1">xx = Speed</text:p>
      <text:p text:style-name="P1"/>
      <text:p text:style-name="P1">Command '<text:span text:style-name="T22">06xx</text:span>': <text:span text:style-name="T22">Pattern Loop</text:span></text:p>
      <text:p text:style-name="P1"/>
      <text:p text:style-name="P1">00 = Sets the loop point</text:p>
      <text:p text:style-name="P1">xx = Loops xx times</text:p>
      <text:p text:style-name="P1"/>
      <text:p text:style-name="P1">Command '<text:span text:style-name="T22">07xx</text:span>': <text:span text:style-name="T22">FX Synchro</text:span></text:p>
      <text:p text:style-name="P1"/>
      <text:p text:style-name="P1">xx = Any data</text:p>
      <text:p text:style-name="P1"/>
      <text:p text:style-name="P1">Command '<text:span text:style-name="T22">08xx</text:span>': <text:span text:style-name="T22">Set Filter Cut Off</text:span></text:p>
      <text:p text:style-name="P1"/>
      <text:p text:style-name="P1">xx = Cut Off level</text:p>
      <text:p text:style-name="P1"/>
      <text:p text:style-name="P1">Command '<text:span text:style-name="T22">09xx</text:span>': <text:span text:style-name="T22">Set Sample Play Offset</text:span> (256 bytes steps)</text:p>
      <text:p text:style-name="P1"/>
      <text:p text:style-name="P1">xx = Offset</text:p>
      <text:p text:style-name="P1"/>
      <text:p text:style-name="P1">Command '<text:span text:style-name="T22">0Axx</text:span>': <text:span text:style-name="T22">Randomize Filter Cut Off</text:span></text:p>
      <text:p text:style-name="P1"/>
      <text:p text:style-name="P1">xx = Amplitude</text:p>
      <text:p text:style-name="P1"/>
      <text:p text:style-name="P1">Command '<text:span text:style-name="T22">0Bxx</text:span>': <text:span text:style-name="T22">Filter Cut Off Slide Up</text:span></text:p>
      <text:p text:style-name="P1"/>
      <text:p text:style-name="P1">xx = Speed</text:p>
      <text:p text:style-name="P1"/>
      <text:p text:style-name="P1">Command '<text:span text:style-name="T22">0Cxx</text:span>': <text:span text:style-name="T22">Filter Cut Off Slide Down</text:span></text:p>
      <text:p text:style-name="P1"/>
      <text:p text:style-name="P1">xx = Speed</text:p>
      <text:p text:style-name="P1"/>
      <text:p text:style-name="P1">Command '<text:span text:style-name="T22">0Dxx</text:span>': Jump To Next Sequencer Position (aka Pattern Break)</text:p>
      <text:p text:style-name="P1"/>
      <text:p text:style-name="P1">xx = Pattern row</text:p>
      <text:p text:style-name="P1"/>
      <text:p text:style-name="P1">Command '<text:span text:style-name="T22">0Exx</text:span>': <text:span text:style-name="T22">Note Retrigger</text:span></text:p>
      <text:p text:style-name="P1"/>
      <text:p text:style-name="P1">xx = Tick</text:p>
      <text:p text:style-name="P1"/>
      <text:p text:style-name="P1"/>
      <text:p text:style-name="P1"><text:soft-page-break/>Command '<text:span text:style-name="T22">0Fxx</text:span>': <text:span text:style-name="T22">Set Number Of Ticks Per Beat</text:span></text:p>
      <text:p text:style-name="P1"/>
      <text:p text:style-name="P1">xx = Ticks</text:p>
      <text:p text:style-name="P1"/>
      <text:p text:style-name="P1">Command '<text:span text:style-name="T22">10xx</text:span>': <text:span text:style-name="T22">Set Delay/Echo Send</text:span></text:p>
      <text:p text:style-name="P1"/>
      <text:p text:style-name="P1">xx = Send Level</text:p>
      <text:p text:style-name="P1"/>
      <text:p text:style-name="P1">Command '<text:span text:style-name="T22">11xx</text:span>': <text:span text:style-name="T22">Set Reverb Send</text:span></text:p>
      <text:p text:style-name="P1"/>
      <text:p text:style-name="P1">xx = Send Level</text:p>
      <text:p text:style-name="P1"/>
      <text:p text:style-name="P1">Command '<text:span text:style-name="T22">12xx</text:span>': <text:span text:style-name="T22">Set Distortion Threshold</text:span></text:p>
      <text:p text:style-name="P1"/>
      <text:p text:style-name="P1">xx = Threshold Level</text:p>
      <text:p text:style-name="P1"/>
      <text:p text:style-name="P1">Command '<text:span text:style-name="T22">13xx</text:span>': <text:span text:style-name="T22">Set Distortion Clamp</text:span></text:p>
      <text:p text:style-name="P1"/>
      <text:p text:style-name="P1">xx = Clamp Level</text:p>
      <text:p text:style-name="P1"/>
      <text:p text:style-name="P1">Command '<text:span text:style-name="T22">14xx</text:span>': <text:span text:style-name="T22">Set Filter Resonance</text:span></text:p>
      <text:p text:style-name="P1"/>
      <text:p text:style-name="P1">xx = Resonance Level</text:p>
      <text:p text:style-name="P1"/>
      <text:p text:style-name="P1">Command '<text:span text:style-name="T22">15xx</text:span>': <text:span text:style-name="T22">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2">16xx</text:span>': <text:span text:style-name="T22">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2">17xx</text:span>': <text:span text:style-name="T22">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2">18xx</text:span>': <text:span text:style-name="T22">Auto Fade Out Track</text:span></text:p>
      <text:p text:style-name="P1"/>
      <text:p text:style-name="P1">xx = Ticks</text:p>
      <text:p text:style-name="P1"/>
      <text:p text:style-name="P1">Same behavior as above.</text:p>
      <text:p text:style-name="P1"/>
      <text:p text:style-name="P1">Command '<text:span text:style-name="T22">19xx</text:span>': <text:span text:style-name="T22">Volume Slide Up</text:span></text:p>
      <text:p text:style-name="P1"/>
      <text:p text:style-name="P1">xx = Speed</text:p>
      <text:p text:style-name="P1"/>
      <text:p text:style-name="P1">Command '<text:span text:style-name="T22">1Axx</text:span>': <text:span text:style-name="T22">Volume Slide Down</text:span></text:p>
      <text:p text:style-name="P1"/>
      <text:p text:style-name="P1">xx = Speed</text:p>
      <text:p text:style-name="P1"/>
      <text:p text:style-name="P1">Command '<text:span text:style-name="T22">1Bxy</text:span>': <text:span text:style-name="T22">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2">1Cxx</text:span>': <text:span text:style-name="T22">Set Global Volume</text:span></text:p>
      <text:p text:style-name="P1"/>
      <text:p text:style-name="P1">xx = Volume level</text:p>
      <text:p text:style-name="P1"/>
      <text:p text:style-name="P1">Command '<text:span text:style-name="T22">1Dxy</text:span>': <text:span text:style-name="T22">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2">1E0x</text:span>': <text:span text:style-name="T22">Select Instrument Playing Way</text:span></text:p>
      <text:p text:style-name="P1"/>
      <text:p text:style-name="P1">0 = Play forward</text:p>
      <text:p text:style-name="P1">1 = Play backward</text:p>
      <text:p text:style-name="P1"/>
      <text:p text:style-name="P1">Command '<text:span text:style-name="T22">1Fxx</text:span>': <text:span text:style-name="T22">Position Jump</text:span></text:p>
      <text:p text:style-name="P1"/>
      <text:p text:style-name="P1">xx = New position</text:p>
      <text:p text:style-name="P1"/>
      <text:p text:style-name="P1">Command '<text:span text:style-name="T22">20xx</text:span>': <text:span text:style-name="T22">Fine Volume Slide Up</text:span></text:p>
      <text:p text:style-name="P1"/>
      <text:p text:style-name="P1">xx = Amount</text:p>
      <text:p text:style-name="P1"/>
      <text:p text:style-name="P1">Command '<text:span text:style-name="T22">21xx</text:span>': <text:span text:style-name="T22">Fine Volume Slide Down</text:span></text:p>
      <text:p text:style-name="P1"/>
      <text:p text:style-name="P1">xx = Amount</text:p>
      <text:p text:style-name="P1"/>
      <text:p text:style-name="P1">Command '<text:span text:style-name="T22">22xx</text:span>': <text:span text:style-name="T22">Fine Pitch Up</text:span></text:p>
      <text:p text:style-name="P1"/>
      <text:p text:style-name="P1">xx = Amount</text:p>
      <text:p text:style-name="P1"/>
      <text:p text:style-name="P1">Command '<text:span text:style-name="T22">23xx</text:span>': <text:span text:style-name="T22">Fine Pitch Down</text:span></text:p>
      <text:p text:style-name="P1"/>
      <text:p text:style-name="P1">xx = Amount</text:p>
      <text:p text:style-name="P1"/>
      <text:p text:style-name="P1">Command '<text:span text:style-name="T22">240x</text:span>': <text:span text:style-name="T22">Turn flanger on/off</text:span></text:p>
      <text:p text:style-name="P1"/>
      <text:p text:style-name="P1">0 = Turn it off</text:p>
      <text:p text:style-name="P1">1 = Turn it on</text:p>
      <text:p text:style-name="P1"/>
      <text:p text:style-name="P1">Command '<text:span text:style-name="T22">25xx</text:span>': <text:span text:style-name="T22">Set shuffle value</text:span></text:p>
      <text:p text:style-name="P1"/>
      <text:p text:style-name="P1">xx = Amount</text:p>
      <text:p text:style-name="P1"/>
      <text:p text:style-name="P1">Command '<text:span text:style-name="T22">26xx</text:span>': <text:span text:style-name="T22">Set reverb filter cutoff</text:span></text:p>
      <text:p text:style-name="P1"/>
      <text:p text:style-name="P1">xx = Amount</text:p>
      <text:p text:style-name="P1"/>
      <text:p text:style-name="P30">Command '<text:span text:style-name="T22">27xx</text:span>': <text:span text:style-name="T22">Set reverb filter resonance</text:span></text:p>
      <text:p text:style-name="P30"/>
      <text:p text:style-name="P30">xx = Amount</text:p>
      <text:p text:style-name="P30"/>
      <text:p text:style-name="P30">Command '<text:span text:style-name="T22">2</text:span><text:span text:style-name="T23">80</text:span><text:span text:style-name="T22">x</text:span>': <text:span text:style-name="T12">Turn track filter on/off</text:span></text:p>
      <text:p text:style-name="P30"/>
      <text:p text:style-name="P30">0 = Turn it off</text:p>
      <text:p text:style-name="P30">1 = Turn it on</text:p>
      <text:p text:style-name="P30"/>
      <text:p text:style-name="P30">Command '<text:span text:style-name="T22">F0xx</text:span>': <text:span text:style-name="T22">Set BPM Speed</text:span></text:p>
      <text:p text:style-name="P1"/>
      <text:p text:style-name="P1">xx = BPM</text:p>
      <text:p text:style-name="P1"/>
      <text:p text:style-name="P1">Command '<text:span text:style-name="T22">31xy</text:span>': <text:span text:style-name="T22">Trigger 303 Bass Line (Unit 1)</text:span></text:p>
      <text:p text:style-name="P1"/>
      <text:p text:style-name="P1">x = Bank (A-D)</text:p>
      <text:p text:style-name="P1">y = Pattern (1-8)</text:p>
      <text:p text:style-name="P1"/>
      <text:p text:style-name="P1">'00' will trigger current selected pattern</text:p>
      <text:p text:style-name="P1">‘<text:span text:style-name="T36">ff’ will stop the bass line</text:span></text:p>
      <text:p text:style-name="P1"/>
      <text:p text:style-name="P1">Command '<text:span text:style-name="T22">32xy</text:span>': <text:span text:style-name="T22">Trigger 303 Bass Line (Unit 2)</text:span></text:p>
      <text:p text:style-name="P1"/>
      <text:p text:style-name="P1">x = Bank (A-D)</text:p>
      <text:p text:style-name="P1">y = Pattern (1-8)</text:p>
      <text:p text:style-name="P1"/>
      <text:p text:style-name="P1"><text:soft-page-break/>'00' will trigger current selected pattern</text:p>
      <text:p text:style-name="P31">‘<text:span text:style-name="T36">ff’ will stop the bass line</text:span></text:p>
      <text:p text:style-name="P31"/>
      <text:p text:style-name="P1">Where 'xx' is a number between $00 and $FF (hex):</text:p>
      <text:p text:style-name="P1"/>
      <text:p text:style-name="P1">Command '<text:span text:style-name="T22">33xx</text:span>': <text:span text:style-name="T22">Set 303 (Unit 1) Filter Cutoff</text:span></text:p>
      <text:p text:style-name="P1">Command '<text:span text:style-name="T22">34xx</text:span>': <text:span text:style-name="T22">Set 303 (Unit 2) Filter Cutoff</text:span></text:p>
      <text:p text:style-name="P1">Command '<text:span text:style-name="T22">35xx</text:span>': <text:span text:style-name="T22">Set 303 (Unit 1) Filter Resonance</text:span></text:p>
      <text:p text:style-name="P1">Command '<text:span text:style-name="T22">36xx</text:span>': <text:span text:style-name="T22">Set 303 (Unit 2) Filter Resonance</text:span></text:p>
      <text:p text:style-name="P1">Command '<text:span text:style-name="T22">37xx</text:span>': <text:span text:style-name="T22">Set 303 (Unit 1) Filter Env Mod</text:span></text:p>
      <text:p text:style-name="P1">Command '<text:span text:style-name="T22">38xx</text:span>': <text:span text:style-name="T22">Set 303 (Unit 2) Filter Env Mod</text:span></text:p>
      <text:p text:style-name="P1">Command '<text:span text:style-name="T22">39xx</text:span>': <text:span text:style-name="T22">Set 303 (Unit 1) Filter Decay</text:span></text:p>
      <text:p text:style-name="P1">Command '<text:span text:style-name="T22">3Axx</text:span>': <text:span text:style-name="T22">Set 303 (Unit 2) Filter Decay</text:span></text:p>
      <text:p text:style-name="P1">Command '<text:span text:style-name="T22">3Bxx</text:span>': <text:span text:style-name="T22">Set 303 (Unit 1) Accent</text:span></text:p>
      <text:p text:style-name="P1">Command '<text:span text:style-name="T22">3Cxx</text:span>': <text:span text:style-name="T22">Set 303 (Unit 2) Accent</text:span></text:p>
      <text:p text:style-name="P1">Command '<text:span text:style-name="T22">3Dxx</text:span>': <text:span text:style-name="T22">Set 303 (Unit 1) Tune</text:span></text:p>
      <text:p text:style-name="P1">Command '<text:span text:style-name="T22">3Exx</text:span>': <text:span text:style-name="T22">Set 303 (Unit 2) Tune</text:span></text:p>
      <text:p text:style-name="P1">Command '<text:span text:style-name="T22">41xx</text:span>': <text:span text:style-name="T22">Set 303 (Unit 1) Volume</text:span></text:p>
      <text:p text:style-name="P1">Command '<text:span text:style-name="T22">42xx</text:span>': <text:span text:style-name="T22">Set 303 (Unit 2) Volume</text:span></text:p>
      <text:p text:style-name="P1"/>
      <text:p text:style-name="P1"/>
      <text:p text:style-name="P16">The volume column</text:p>
      <text:p text:style-name="P1"/>
      <text:p text:style-name="P1">Command '<text:span text:style-name="T22">xx</text:span>': <text:span text:style-name="T22">Set Volume (00 to 40)</text:span></text:p>
      <text:p text:style-name="P1"/>
      <text:p text:style-name="P1">Command '<text:span text:style-name="T22">Fx</text:span>': N<text:span text:style-name="T22">ote Cut</text:span></text:p>
      <text:p text:style-name="P1"/>
      <text:p text:style-name="P1">x = <text:span text:style-name="T9">tick</text:span> number where the note should be cut</text:p>
      <text:p text:style-name="P1"/>
      <text:p text:style-name="P1"/>
      <text:p text:style-name="P12"><text:span text:style-name="T8">The p</text:span>anning column</text:p>
      <text:p text:style-name="P1"/>
      <text:p text:style-name="P1">Command '<text:span text:style-name="T22">xx</text:span>': <text:span text:style-name="T22">Panning (00 to 80)</text:span></text:p>
      <text:p text:style-name="P1"/>
      <text:p text:style-name="P1">Command '<text:span text:style-name="T22">90</text:span>': <text:span text:style-name="T22">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2">Midi command:</text:p>
      <text:p text:style-name="P1"/>
      <text:p text:style-name="P1">Command '<text:span text:style-name="T22">80xx</text:span>': <text:span text:style-name="T22">Set Patch Bank</text:span></text:p>
      <text:p text:style-name="P1"/>
      <text:p text:style-name="P1">(might not work on all midi equipments)</text:p>
      <text:p text:style-name="P1">(<text:span text:style-name="T22">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48"><text:soft-page-break/>The shortcuts</text:p>
      <text:p text:style-name="P25"/>
      <text:p text:style-name="P17">Playing</text:p>
      <text:p text:style-name="P17"/>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53">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6">F5, F6, F7, F8, F9: <text:s text:c="13"/>Jump to 0, 1/4, 2/4, 3/4, 4/4 lines of the <text:s text:c="12"/></text:p>
      <text:p text:style-name="P26"><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54">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59">LSHIFT + F1 / <text:span text:style-name="T49">F</text:span>2: <text:s text:c="15"/>Decrease / Increase editing step.</text:p>
      <text:p text:style-name="P58">F3: <text:s text:c="29"/>The chords helper is triggered when the caret </text:p>
      <text:p text:style-name="P58"><text:s text:c="33"/>is located on a note.</text:p>
      <text:p text:style-name="P1">INSERT / BACKSPACE: <text:s text:c="13"/>Insert or Delete a line in current track</text:p>
      <text:p text:style-name="P27"><text:s text:c="33"/>or current selected block.</text:p>
      <text:p text:style-name="P1">LSHIFT + INSERT / BACKSPACE: <text:s text:c="4"/>Insert or Delete a line in current pattern</text:p>
      <text:p text:style-name="P1">DELETE (NOT BACKSPACE): <text:s text:c="9"/>Empty a column or a selected block.</text:p>
      <text:p text:style-name="P56"/>
      <text:p text:style-name="P56"><text:soft-page-break/></text:p>
      <text:p text:style-name="P56"/>
      <text:p text:style-name="P56"/>
      <text:p text:style-name="P56">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8">LCTRL + R: <text:s text:c="9"/>Randomize the select columns of a selection, works similar <text:s text:c="3"/></text:p>
      <text:p text:style-name="P28"><text:s text:c="20"/>to CTRL + I, but it randomizes values instead of <text:s text:c="21"/></text:p>
      <text:p text:style-name="P28"><text:s text:c="20"/><text:span text:style-name="T33">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55">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text:soft-page-break/>LSHIFT + S: <text:s text:c="8"/>Switch top right panel to synths list</text:p>
      <text:p text:style-name="P1">LSHIFT + I: <text:s text:c="8"/>Switch top right panel to instruments list</text:p>
      <text:p text:style-name="P1"/>
      <text:p text:style-name="P42">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10">UI </text:span>Setup” panel.</text:p>
      <text:p text:style-name="P2"/>
      <text:p text:style-name="P7">Hexadecimal notation is allowed in the form 0xXXXX or just plain ASCII.</text:p>
      <text:p text:style-name="P7"><text:span text:style-name="T44">(</text:span>it *may* work with unicode characters but i haven't tested it).</text:p>
      <text:p text:style-name="P2"/>
      <text:p text:style-name="P1">You can eventually submit a new keyboard layout at: charlet.franck@wanadoo.fr</text:p>
      <text:p text:style-name="P1"/>
      <text:p text:style-name="P43">Compiling the <text:span text:style-name="T13">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4">(</text:span>both generated by the tracker<text:span text:style-name="T34">)</text:span>. Replace the PTK_MODULE variable content of the assembly files located in release/distrib/replay/test with the filename of the .ptp module and compile.</text:p>
      <text:p text:style-name="P2"/>
      <text:p text:style-name="P57">Porting the tracker</text:p>
      <text:p text:style-name="P1"/>
      <text:p text:style-name="P2">In order to port the tracker to another operating system, several issues should be considered (beside crafting the relevant makefiles, that is):</text:p>
      <text:p text:style-name="P2"/>
      <text:p text:style-name="P12">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2">2. The executable path:</text:p>
      <text:p text:style-name="P1"/>
      <text:p text:style-name="P2">The variable "ExePath" must be filled with the current path of the executable <text:span text:style-name="T35">f</text:span>ile during main(), all the data loading are relative to this variable.</text:p>
      <text:p text:style-name="P2"/>
      <text:p text:style-name="P2">The way to obtain it can be different depending on the operating system.</text:p>
      <text:p text:style-name="P1"/>
      <text:p text:style-name="P12">3. The midi drivers:</text:p>
      <text:p text:style-name="P1"/>
      <text:p text:style-name="P2"><text:soft-page-break/>These can be disabled at compilation by using the __NOMIDI__ constant, the midi in/out drivers are located in src/midi/midi_drv_xxxxx.cpp files.</text:p>
      <text:p text:style-name="P2"/>
      <text:p text:style-name="P2">The functions of the drivers mainly concern enumerating the devices, opening them, receiving/sending messages and calling the callback function for incoming messages.</text:p>
      <text:p text:style-name="P2"/>
      <text:p text:style-name="P12">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45">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Thanks</text:p>
      <text:p text:style-name="P1"/>
      <text:p text:style-name="P21">Karsten Obarski:</text:p>
      <text:p text:style-name="P21"/>
      <text:p text:style-name="P34">The <text:span text:style-name="T47">father of the </text:span>original tracker.</text:p>
      <text:p text:style-name="P12"/>
      <text:p text:style-name="P12">Arguru <text:span text:style-name="T46">(RIP)</text:span>:</text:p>
      <text:p text:style-name="P1"/>
      <text:p text:style-name="P1">The original NoiseTrekker.</text:p>
      <text:p text:style-name="P1"/>
      <text:p text:style-name="P12">Fredrik Wikstrom:</text:p>
      <text:p text:style-name="P1"/>
      <text:p text:style-name="P1">Amiga OS 4 port.</text:p>
      <text:p text:style-name="P1"/>
      <text:p text:style-name="P12">Fernando Mastandrea:</text:p>
      <text:p text:style-name="P1"/>
      <text:p text:style-name="P1">AROS port.</text:p>
      <text:p text:style-name="P1"/>
      <text:p text:style-name="P20">Samuel Crow:</text:p>
      <text:p text:style-name="P33"/>
      <text:p text:style-name="P33">Haiku port.</text:p>
      <text:p text:style-name="P12"/>
      <text:p text:style-name="P12">Gary P. Scavone:</text:p>
      <text:p text:style-name="P1"/>
      <text:p text:style-name="P1">Rtmidi class.</text:p>
      <text:p text:style-name="P1"/>
      <text:p text:style-name="P13">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2">99:</text:p>
      <text:p text:style-name="P1"/>
      <text:p text:style-name="P1">Lunch with the gods.ptk</text:p>
      <text:p text:style-name="P1"/>
      <text:p text:style-name="P12">Archangel:</text:p>
      <text:p text:style-name="P1"/>
      <text:p text:style-name="P1">Wonderland.ptk</text:p>
      <text:p text:style-name="P1"/>
      <text:p text:style-name="P12">Bassie:</text:p>
      <text:p text:style-name="P1"/>
      <text:p text:style-name="P1">Gone tipsy.ptk</text:p>
      <text:p text:style-name="P1"/>
      <text:p text:style-name="P12">Bionic:</text:p>
      <text:p text:style-name="P1"/>
      <text:p text:style-name="P1">Factory of hybrid.ptk</text:p>
      <text:p text:style-name="P1"/>
      <text:p text:style-name="P12">DJ Amfibia:</text:p>
      <text:p text:style-name="P1"/>
      <text:p text:style-name="P1">Our trip to syrius.ptk</text:p>
      <text:p text:style-name="P1"/>
      <text:p text:style-name="P12">Doktor:</text:p>
      <text:p text:style-name="P1"/>
      <text:p text:style-name="P1">Aquarium.ptk</text:p>
      <text:p text:style-name="P1"/>
      <text:p text:style-name="P12">Dune:</text:p>
      <text:p text:style-name="P1"/>
      <text:p text:style-name="P1">Alterraid.ptk</text:p>
      <text:p text:style-name="P1">Aulral.ptk</text:p>
      <text:p text:style-name="P1"><text:soft-page-break/>Dne_wro3.ptk</text:p>
      <text:p text:style-name="P1"/>
      <text:p text:style-name="P12"/>
      <text:p text:style-name="P12">Drawer:</text:p>
      <text:p text:style-name="P1"/>
      <text:p text:style-name="P1">AcidTrance.ptk</text:p>
      <text:p text:style-name="P12"/>
      <text:p text:style-name="P12">Falcon:</text:p>
      <text:p text:style-name="P1"/>
      <text:p text:style-name="P1">Vacation climate.ptk</text:p>
      <text:p text:style-name="P1">Without performer.ptk</text:p>
      <text:p text:style-name="P1"/>
      <text:p text:style-name="P12">Ganja:</text:p>
      <text:p text:style-name="P1"/>
      <text:p text:style-name="P1">Plastic elements.ptk</text:p>
      <text:p text:style-name="P1"/>
      <text:p text:style-name="P18">Jiffypop23:</text:p>
      <text:p text:style-name="P29"/>
      <text:p text:style-name="P29">Arrhenius.ptk</text:p>
      <text:p text:style-name="P1"/>
      <text:p text:style-name="P12">Nula:</text:p>
      <text:p text:style-name="P1"/>
      <text:p text:style-name="P1">Ordinary-Zero.ptk</text:p>
      <text:p text:style-name="P1"/>
      <text:p text:style-name="P12">Maktone:</text:p>
      <text:p text:style-name="P1"/>
      <text:p text:style-name="P1">Comic Bakery Remix.ptk</text:p>
      <text:p text:style-name="P1"/>
      <text:p text:style-name="P12">Mice:</text:p>
      <text:p text:style-name="P1"/>
      <text:p text:style-name="P1">Bitchbiker.ptk</text:p>
      <text:p text:style-name="P1">Primitive.ptk</text:p>
      <text:p text:style-name="P1"/>
      <text:p text:style-name="P12">Okeanos:</text:p>
      <text:p text:style-name="P1"/>
      <text:p text:style-name="P1">Sudoku padawan.ptk</text:p>
      <text:p text:style-name="P1"/>
      <text:p text:style-name="P12">Revisq:</text:p>
      <text:p text:style-name="P1"/>
      <text:p text:style-name="P1">Goa.ptk</text:p>
      <text:p text:style-name="P1">Trip to exp.ptk</text:p>
      <text:p text:style-name="P1"/>
      <text:p text:style-name="P12">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2">Scorpik:</text:p>
      <text:p text:style-name="P1"/>
      <text:p text:style-name="P1">Love me daddy.ptk</text:p>
      <text:p text:style-name="P1"/>
      <text:p text:style-name="P12">Tomchi:</text:p>
      <text:p text:style-name="P1"/>
      <text:p text:style-name="P1">Devenirunpoulet.ptk</text:p>
      <text:p text:style-name="P1"/>
      <text:p text:style-name="P12">Wal:</text:p>
      <text:p text:style-name="P1"/>
      <text:p text:style-name="P1">Elevator zax.ptk</text:p>
      <text:p text:style-name="P1"><text:soft-page-break/>Loop influenza.ptk</text:p>
      <text:p text:style-name="P1"/>
      <text:p text:style-name="P12"/>
      <text:p text:style-name="P12">Wally:</text:p>
      <text:p text:style-name="P1"/>
      <text:p text:style-name="P1">Space game.ptk</text:p>
      <text:p text:style-name="P12"/>
      <text:p text:style-name="P12">Xtd:</text:p>
      <text:p text:style-name="P1"/>
      <text:p text:style-name="P1">Flight.ptk</text:p>
      <text:p text:style-name="P1">Warlock.ptk</text:p>
      <text:p text:style-name="P12"/>
      <text:p text:style-name="P12">Yzi:</text:p>
      <text:p text:style-name="P1"/>
      <text:p text:style-name="P1">Amarillo.ptk</text:p>
      <text:p text:style-name="P1">Spinning.ptk</text:p>
      <text:p text:style-name="P1"/>
      <text:p text:style-name="P12">Michael Wolniak, AAS Tao, Arguru:</text:p>
      <text:p text:style-name="P1"/>
      <text:p text:style-name="P1">Presets and instruments.</text:p>
      <text:p text:style-name="P1"/>
      <text:p text:style-name="P12">Leonid:</text:p>
      <text:p text:style-name="P1"/>
      <text:p text:style-name="P1">303 skin.</text:p>
      <text:p text:style-name="P1"/>
      <text:p text:style-name="P12">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4T21:38:09.204000000</dc:date>
    <meta:editing-duration>PT1H41M46S</meta:editing-duration>
    <meta:editing-cycles>186</meta:editing-cycles>
    <meta:generator>LibreOffice/7.1.5.2$Windows_X86_64 LibreOffice_project/85f04e9f809797b8199d13c421bd8a2b025d52b5</meta:generator>
    <meta:document-statistic meta:table-count="0" meta:image-count="0" meta:object-count="0" meta:page-count="20" meta:paragraph-count="545" meta:word-count="4426" meta:character-count="25875" meta:non-whitespace-character-count="20435"/>
  </office:meta>
</office:document-meta>
</file>